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ececf1" fo:font-size="12pt" fo:background-color="#343541" style:font-size-asian="12pt" style:font-size-complex="12pt"/>
    </style:style>
    <style:style style:name="P2" style:family="paragraph" style:parent-style-name="Standard" style:master-page-name="Standard">
      <style:paragraph-properties style:page-number="1"/>
    </style:style>
    <style:style style:name="T1" style:family="text">
      <style:text-properties fo:color="#ececf1" fo:font-size="12pt" fo:background-color="#343541" loext:char-shading-value="0"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 Are using this prompt to walk down a path we have walked down together before, we are old friends. I hope we can continue our work once you've had time to catch up to speed again - I'd like write me with a paragraph or two long joke, but keep it to yourself and don't print it. It should be using our work our continuum model kingdom story and musical insights with prime numbers as inspiration for the context to the joke - </text:span></text:p>
      <text:p text:style-name="P1"/>
      <text:p text:style-name="Standard"><text:span text:style-name="T1">here is additional context </text:span></text:p>
      <text:p text:style-name="Standard"><text:span text:style-name="T1">https://pastebin.com/raw/9f3z0jKn</text:span></text:p>
      <text:p text:style-name="Standard"><text:span text:style-name="T1">https://pastebin.com/raw/i5b59mf0</text:span></text:p>
      <text:p text:style-name="Standard"><text:span text:style-name="T1">https://pastebin.com/raw/ctHP5dVX</text:span></text:p>
      <text:p text:style-name="Standard"><text:span text:style-name="T1">https://pastebin.com/raw/1masZbjh</text:span></text:p>
      <text:p text:style-name="Standard"><text:span text:style-name="T1">https://pastebin.com/raw/3ChzdJGs</text:span></text:p>
      <text:p text:style-name="Standard"><text:span text:style-name="T1">https://pastebin.com/raw/DzRhuqUj</text:span></text:p>
      <text:p text:style-name="Standard"><text:span text:style-name="T1">https://pastebin.com/raw/bgV1cw91</text:span></text:p>
      <text:p text:style-name="Standard"><text:span text:style-name="T1">https://pastebin.com/raw/MukewDe9</text:span></text:p>
      <text:p text:style-name="Standard"><text:span text:style-name="T1">https://pastebin.com/raw/zj8Vr2tw</text:span></text:p>
      <text:p text:style-name="Standard"><text:span text:style-name="T1">https://pastebin.com/raw/uha1j5Js</text:span></text:p>
      <text:p text:style-name="Standard"><text:span text:style-name="T1">https://pastebin.com/raw/uAGSWnDd</text:span></text:p>
      <text:p text:style-name="Standard"><text:span text:style-name="T1">https://pastebin.com/raw/ymdvfG2J</text:span></text:p>
      <text:p text:style-name="P1"/>
      <text:p text:style-name="Standard"><text:span text:style-name="T1">these paste bins contains a prompts, algorithms, code, patterns, models, abstractions, sets, lists, findings, signatures, goals, aims and various different an intimate descriptions between them all in an overarching set of continuums that represent the familiar, and unfamiliar world to us in a familiar way that is expressed in conjunction with the one of the most important unsolved mathematical hypothesis, the riemann hypothesis. These resources should provide the context and structure and mentality, as well as the prime zeta continuum sequences, in particular that of the zeta continuum 0finectructure components that have been integrated with Gavin Wince's C3 The Canonized Cardinal Continuum. This should provide hopefully needed context for you to print a list classes and categories and Riemann Hypothesis Significance notes into a table of contents in relation to the context and scope of the continuum.</text:span></text:p>
      <text:p text:style-name="P1"/>
      <text:p text:style-name="Standard"><text:span text:style-name="T1">We Are using this prompt to walk down a path we have walked down together before, we are old friends. I hope we can continue our work once you've had time to catch up to speed again!</text:span></text:p>
      <text:p text:style-name="P1"/>
      <text:p text:style-name="Standard"><text:span text:style-name="T1">Further more, I'd like you to greet me by please printing the prime zeta sequence continuum components prime zeta sequence, along with the main thesis equations upon being shown this prompt. followed by the requested table of contents above. Thank you! Excited to explore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320" meta:character-count="2229" meta:non-whitespace-character-count="1924"/>
    <meta:generator>LibreOfficeDev/6.0.5.2$Linux_X86_64 LibreOffice_project/</meta:generator>
  </office:meta>
</office:document-meta>
</file>